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4.066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57.062cm"/>
    </style:style>
    <style:style style:name="co12" style:family="table-column">
      <style:table-column-properties fo:break-before="auto" style:column-width="50.689cm"/>
    </style:style>
    <style:style style:name="co13" style:family="table-column">
      <style:table-column-properties fo:break-before="auto" style:column-width="44.78cm"/>
    </style:style>
    <style:style style:name="co14" style:family="table-column">
      <style:table-column-properties fo:break-before="auto" style:column-width="40.368cm"/>
    </style:style>
    <style:style style:name="co15" style:family="table-column">
      <style:table-column-properties fo:break-before="auto" style:column-width="36.828cm"/>
    </style:style>
    <style:style style:name="co16" style:family="table-column">
      <style:table-column-properties fo:break-before="auto" style:column-width="59.104cm"/>
    </style:style>
    <style:style style:name="co17" style:family="table-column">
      <style:table-column-properties fo:break-before="auto" style:column-width="51.343cm"/>
    </style:style>
    <style:style style:name="co18" style:family="table-column">
      <style:table-column-properties fo:break-before="auto" style:column-width="11.161cm"/>
    </style:style>
    <style:style style:name="co19" style:family="table-column">
      <style:table-column-properties fo:break-before="auto" style:column-width="31.027cm"/>
    </style:style>
    <style:style style:name="co20" style:family="table-column">
      <style:table-column-properties fo:break-before="auto" style:column-width="32.008cm"/>
    </style:style>
    <style:style style:name="co21" style:family="table-column">
      <style:table-column-properties fo:break-before="auto" style:column-width="27.487cm"/>
    </style:style>
    <style:style style:name="co22" style:family="table-column">
      <style:table-column-properties fo:break-before="auto" style:column-width="31.327cm"/>
    </style:style>
    <style:style style:name="co23" style:family="table-column">
      <style:table-column-properties fo:break-before="auto" style:column-width="25.744cm"/>
    </style:style>
    <style:style style:name="co24" style:family="table-column">
      <style:table-column-properties fo:break-before="auto" style:column-width="27.051cm"/>
    </style:style>
    <style:style style:name="co25" style:family="table-column">
      <style:table-column-properties fo:break-before="auto" style:column-width="39.975cm"/>
    </style:style>
    <style:style style:name="co26" style:family="table-column">
      <style:table-column-properties fo:break-before="auto" style:column-width="58.397cm"/>
    </style:style>
    <style:style style:name="co27" style:family="table-column">
      <style:table-column-properties fo:break-before="auto" style:column-width="10.509cm"/>
    </style:style>
    <style:style style:name="co28" style:family="table-column">
      <style:table-column-properties fo:break-before="auto" style:column-width="31.298cm"/>
    </style:style>
    <style:style style:name="co29" style:family="table-column">
      <style:table-column-properties fo:break-before="auto" style:column-width="5.128cm"/>
    </style:style>
    <style:style style:name="co30" style:family="table-column">
      <style:table-column-properties fo:break-before="auto" style:column-width="34.948cm"/>
    </style:style>
    <style:style style:name="co31" style:family="table-column">
      <style:table-column-properties fo:break-before="auto" style:column-width="39.458cm"/>
    </style:style>
    <style:style style:name="co32" style:family="table-column">
      <style:table-column-properties fo:break-before="auto" style:column-width="35.031cm"/>
    </style:style>
    <style:style style:name="co33" style:family="table-column">
      <style:table-column-properties fo:break-before="auto" style:column-width="41.702cm"/>
    </style:style>
    <style:style style:name="co34" style:family="table-column">
      <style:table-column-properties fo:break-before="auto" style:column-width="46.768cm"/>
    </style:style>
    <style:style style:name="co35" style:family="table-column">
      <style:table-column-properties fo:break-before="auto" style:column-width="0.198cm"/>
    </style:style>
    <style:style style:name="co36" style:family="table-column">
      <style:table-column-properties fo:break-before="auto" style:column-width="36.38cm"/>
    </style:style>
    <style:style style:name="co37" style:family="table-column">
      <style:table-column-properties fo:break-before="auto" style:column-width="11.255cm"/>
    </style:style>
    <style:style style:name="co38" style:family="table-column">
      <style:table-column-properties fo:break-before="auto" style:column-width="11.282cm"/>
    </style:style>
    <style:style style:name="co39" style:family="table-column">
      <style:table-column-properties fo:break-before="auto" style:column-width="0.432cm"/>
    </style:style>
    <style:style style:name="co40" style:family="table-column">
      <style:table-column-properties fo:break-before="auto" style:column-width="16.608cm"/>
    </style:style>
    <style:style style:name="co41" style:family="table-column">
      <style:table-column-properties fo:break-before="auto" style:column-width="2.676cm"/>
    </style:style>
    <style:style style:name="co42" style:family="table-column">
      <style:table-column-properties fo:break-before="auto" style:column-width="2.258cm"/>
    </style:style>
    <style:style style:name="ro1" style:family="table-row">
      <style:table-row-properties style:row-height="5.186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mpetencies5_2021_with_ga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Schuljahr</text:p>
          </table:table-cell>
          <table:table-cell office:value-type="string" calcext:value-type="string">
            <text:p>Halbjahr</text:p>
          </table:table-cell>
          <table:table-cell table:style-name="Default" office:value-type="string" calcext:value-type="string">
            <text:p>Geburtstag</text:p>
          </table:table-cell>
          <table:table-cell office:value-type="string" calcext:value-type="string">
            <text:p>Fehltage</text:p>
          </table:table-cell>
          <table:table-cell office:value-type="string" calcext:value-type="string">
            <text:p>Fehltage unentschuldigt</text:p>
          </table:table-cell>
          <table:table-cell office:value-type="string" calcext:value-type="string">
            <text:p>Fehlstunden</text:p>
          </table:table-cell>
          <table:table-cell office:value-type="string" calcext:value-type="string">
            <text:p>Fehlstunden unentschuldigt</text:p>
          </table:table-cell>
          <table:table-cell office:value-type="string" calcext:value-type="string">
            <text:p>Zeugnistext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Deutsch</text:p>
            <text:p>Texte rezipieren</text:p>
            <text:p>Lese- und Hörverstehen</text:p>
            <text:p>Ich kann Informationen aus Texten entnehmen und wiedergeben.</text:p>
            <text:p>Ich kann Textarten an Gattungsmerkmalen und Gestaltungsmittel erkennen.</text:p>
            <text:p>Ich kann Inhalt und Aussage von Texten wiedergeben.</text:p>
            <text:p>Ich kann die Handlungsmuster von z. B. Märchen, Sagen sowie die Motive eines klassischen Jugendbuchs erkennen.</text:p>
          </table:table-cell>
          <table:table-cell office:value-type="string" calcext:value-type="string">
            <text:p>Deutsch</text:p>
            <text:p>Texte produzieren</text:p>
            <text:p>Sprechen</text:p>
            <text:p>Ich kann mich an Gesprächen und Diskussionen beteiligen.</text:p>
            <text:p>Ich besitze Sicherheit im einfachen Berichten und im Beschreiben.</text:p>
            <text:p>Ich kann freie Redebeiträge (Vorträge), ggf. mit Stichwortzettel, leisten.</text:p>
            <text:p>Ich kann Texte / Textpassagen fließend und gestaltend vorlesen (sinnbetont vortragen).</text:p>
          </table:table-cell>
          <table:table-cell office:value-type="string" calcext:value-type="string">
            <text:p>Deutsch</text:p>
            <text:p>Texte produzieren</text:p>
            <text:p>Schreiben</text:p>
            <text:p>Ich kann Texte unter Berücksichtigung bestimmter inhaltlicher und formaler Angaben planen und schreiben (z. B. Erzählung, Märchen, Tierbeschreibungen, Brief, Tagebucheintrag etc.).</text:p>
            <text:p>Ich kann handlungs- und produktorientiert mit Texten umgehen.</text:p>
          </table:table-cell>
          <table:table-cell office:value-type="string" calcext:value-type="string">
            <text:p>Deutsch</text:p>
            <text:p>Über Sprache, Sprachverwendung und Sprachenlernen reflektieren</text:p>
            <text:p>Wortebene</text:p>
            <text:p>Ich kann einen Grundbestand an Rechtschreibregeln sicher anwenden.</text:p>
            <text:p>Ich kann die Wortarten benennen.</text:p>
            <text:p>Ich kann Rechtschreibstrategien erkennen und sicher anwenden.</text:p>
          </table:table-cell>
          <table:table-cell office:value-type="string" calcext:value-type="string">
            <text:p>Deutsch</text:p>
            <text:p>Über Sprache, Sprachverwendung und Sprachenlernen reflektieren</text:p>
            <text:p>Textebene</text:p>
            <text:p>Ich kann die sprachlichen und formalen Merkmale eines Textes (z. B. literarische Texte und Sachtexte) erkennen und in ihrer Wirkung beschreiben.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Mathematik</text:p>
            <text:p>Rechenoperationen</text:p>
            <text:p/>
            <text:p>Ich kann die Grundrechenoperationen im Bereich der natürlichen Zahlen im Kopf und schriftlich ausführen und an Beispielen den Zusammenhang zwischen Rechenoperationen und deren Umkehroperationen erläutern.</text:p>
            <text:p>Ich kann Teiler und Vielfache natürlicher Zahlen bestimmen.</text:p>
            <text:p>Ich kann ein Verfahren zur Bestimmung von Primzahlen anwenden.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Mathematik</text:p>
            <text:p>Mathematik mit Alltagsbezug</text:p>
            <text:p/>
            <text:p>Ich kann Größen der Zeit, der Länge, der Masse, des Geldes, vergleichen, ordnen und umrechnen.</text:p>
            <text:p>Ich kann einfache Probleme aus dem Alltag lösen, in denen mehrere Rechenoperationen miteinander zu verknüpfen sind und negative Zahlen vorkommen (z. B. Temperaturänderungen).</text:p>
          </table:table-cell>
          <table:table-cell office:value-type="string" calcext:value-type="string">
            <text:p>Mathematik</text:p>
            <text:p>Rationale Zahlen</text:p>
            <text:p/>
            <text:p>Ich kann natürliche, gebrochene und negative Zahlen in unterschiedlichen Situationen lesen, im mündlichen und schriftlichen Sprachgebrauch sicher und sachgemäß verwenden.</text:p>
            <text:p>Ich kann Bruchteile zeichnerisch darstellen, aus geometrischen Darstellungen ablesen, gebrochene und negative Zahlen der Situation angemessen darstellen.</text:p>
            <text:p>Ich kann natürliche Zahlen, einfache gemeine Brüche und negative Zahlen aus Alltagssituationen ordnen und vergleichen.</text:p>
          </table:table-cell>
          <table:table-cell office:value-type="string" calcext:value-type="string">
            <text:p>Mathematik</text:p>
            <text:p>Geometrie</text:p>
            <text:p/>
            <text:p>Ich kann die Begriffe Strecke, Strahl, Gerade definieren.</text:p>
            <text:p>Ich kann die Lagebeziehung von Geraden beschreiben.</text:p>
            <text:p>Ich kann die Grundkörper Würfel und Quader charakterisieren.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Englisch</text:p>
            <text:p>Texte rezipieren</text:p>
            <text:p>Hör-/Hör-Sehverstehen</text:p>
            <text:p>Ich kann vertraute Wörter und einfach Sätze verstehen, die sich um mich selbst, meine eigene Familie oder auf konkrete Dinge um mich herum beziehen.</text:p>
          </table:table-cell>
          <table:table-cell office:value-type="string" calcext:value-type="string">
            <text:p>Englisch</text:p>
            <text:p>Texte rezipieren</text:p>
            <text:p>Leseverständnis</text:p>
            <text:p>Ich kann kurze, einfache Sätze lesen und ihnen Detailinformationen entnehmen. Ich kann kurze, einfache Briefe/E-Mails verstehen.</text:p>
          </table:table-cell>
          <table:table-cell office:value-type="string" calcext:value-type="string">
            <text:p>Englisch</text:p>
            <text:p>Texte produzieren</text:p>
            <text:p>Sprechen</text:p>
            <text:p>Ich kann mich auf einfache Art verständigen. Ich kann mich vorstellen und Informationen über mich vermitteln.</text:p>
            <text:p>Ich kann einfache Fragen stellen und beantworten.</text:p>
          </table:table-cell>
          <table:table-cell office:value-type="string" calcext:value-type="string">
            <text:p>Englisch</text:p>
            <text:p>Texte produzieren</text:p>
            <text:p>Schreiben</text:p>
            <text:p>Ich kann mir Vokabeln merken und diese orthographisch korrekt wiedergeben.</text:p>
            <text:p>Ich kann einen Steckbrief über mich verfassen.</text:p>
          </table:table-cell>
          <table:table-cell office:value-type="string" calcext:value-type="string">
            <text:p>Englisch</text:p>
            <text:p>Grammatische Schwerpunkte</text:p>
            <text:p/>
            <text:p>Ich kenne die Formen des Verbs „sein“, Verkürzung von Verben, Simple Present, Pronomen, Fragen und Verneinung von Aussagen.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Projekt: Mensch-Natur-Technik</text:p>
            <text:p/>
            <text:p/>
            <text:p>Ich kann Ereignisse aus meinem Erfahrungsbereich den Bereichen Mensch, Natur und Technik zuordnen.</text:p>
            <text:p>Ich kenne die Sicherheitsvorschriften in MNT beim Arbeiten/Experimentieren.</text:p>
            <text:p>Ich kann mit fachspezifischen Nachschlage- und Lernwerken umgehen und finde selbständig benötigte Hilfen.</text:p>
            <text:p>Ich kann einfache Experimente/Beobachtungen planen, durchführen und auswerten sowie darstellen.</text:p>
            <text:p>Ich kann mit naturwissenschaftlichen Arbeitsmitteln sachgerecht umgehen, messen (z. B. Bandmaß) und Spezifik und Methoden des neuen Fachs MNT beobachten (z.B. Lupe).</text:p>
            <text:p>Ich kenne Mess- und Beobachtungsmethoden und deren Einheiten.</text:p>
          </table:table-cell>
          <table:table-cell office:value-type="string" calcext:value-type="string">
            <text:p>Projekt: Mensch-Natur-Technik</text:p>
            <text:p>Vielfalt von Wirbeltieren</text:p>
            <text:p/>
            <text:p>Ich kann die fünf Wirbeltierklassen mit ihren Vertretern nach verschiedenen Kriterien klassifizieren und von Wirbellosen unterscheiden.</text:p>
            <text:p>Ich kann ein selbstgewähltes Wirbeltier detailliert vor der Klasse präsentieren.</text:p>
            <text:p>Ich kann an verschiedenen Beispielen den Zusammenhang zwischen Struktur und Funktion darstellen.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Technisches Werken</text:p>
            <text:p>Gestaltung und Herstellung eines Gebrauchsgegenstandes aus Holz/Naturstoffen/Verbundstoffen</text:p>
            <text:p/>
            <text:p>Ich kann nach erarbeiteten Kriterien einen Arbeitsablaufplan (Technologie) für ein einfaches Werkstück aus Holz- und Naturstoffen erstellen.</text:p>
            <text:p>Ich kenne die wichtigsten Holzwerkstoffe und ihre Eigenschaften und die entsprechenden Werkzeuge zur Holzbearbeitung.</text:p>
            <text:p>Ich kann sachgerecht mit Werkzeugen zur Holzbearbeitung und Mess-und Hilfswerkzeugen umgehen.</text:p>
          </table:table-cell>
          <table:table-cell office:value-type="string" calcext:value-type="string">
            <text:p>Technisches Werken</text:p>
            <text:p>Arbeits- und Gesundheitsbestimmungen</text:p>
            <text:p/>
            <text:p>Ich kenne die Regeln im Werkraum und verhalte mich danach.</text:p>
            <text:p>Ich halte mich an die Arbeitsschutzregeln während der praktischen Arbeit.</text:p>
          </table:table-cell>
          <table:table-cell office:value-type="string" calcext:value-type="string">
            <text:p>Technisches Werken</text:p>
            <text:p>Werkstatt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Geographie</text:p>
            <text:p>Die Erde als Planet und Lebensraum</text:p>
            <text:p/>
            <text:p>Ich kann mich im Atlas orientieren.</text:p>
            <text:p>Ich kann die Gestalt der Erde im Sonnensystem und deren Bewegung beschreiben.</text:p>
            <text:p>Ich kann die Entstehung von Tag- und Nacht erklären.</text:p>
          </table:table-cell>
          <table:table-cell office:value-type="string" calcext:value-type="string">
            <text:p>Geographie</text:p>
            <text:p>Das Leben der Menschen mit Naturrisiken</text:p>
            <text:p/>
            <text:p>Ich kann die Bundesländer und Nachbarländer mit ihren Hauptstädten benennen.</text:p>
            <text:p>Ich kann wichtige Inseln, Flüsse, Kanäle, Gebirge und Städte in Deutschland benennen.</text:p>
            <text:p>Ich kenne die Großlandschaften Deutschlands.</text:p>
            <text:p>Ich kann verschiedene Küstenformen an Nord- und Ostsee beschreiben.</text:p>
            <text:p>Ich kann die Entstehung der Gezeiten erklären.</text:p>
            <text:p>Ich kann Maßnahmen des Küstenschutzes benennen.</text:p>
            <text:p>Ich kenne die Merkmale von Mittel- und Hochgebirgen.</text:p>
            <text:p>Ich kann die Höhenstufen der Alpen beschreiben.</text:p>
            <text:p>Ich kann Flussabschnitte und deren Talformen beschreiben.</text:p>
            <text:p>Ich kann eine geographische Lagebeschreibung anfertigen.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Geschichte</text:p>
            <text:p>Was ist Geschichte- Wir lernen die Epochen kennen</text:p>
            <text:p/>
            <text:p>Ich kenne die Epochen und kann ihnen geschichtliche Ereignisse und Bauwerke zuordnen. </text:p>
            <text:p>Ich kenne die Quellenarten und kann ihnen ein Beispiel zuordnen.</text:p>
          </table:table-cell>
          <table:table-cell office:value-type="string" calcext:value-type="string">
            <text:p>Geschichte</text:p>
            <text:p>Die Steinzeit – Vom Leben der frühen Menschen</text:p>
            <text:p/>
            <text:p>Ich weiß, wie die Menschen der Altsteinzeit als Jäger und Sammler lebten und wie die Menschen der Jungsteinzeit sesshaft werden konnten.</text:p>
            <text:p>Ich weiß, warum die Entdeckung von Metallen so wichtig war.</text:p>
          </table:table-cell>
          <table:table-cell office:value-type="string" calcext:value-type="string">
            <text:p>Geschichte</text:p>
            <text:p>Ägypten – eine frühe Hochkultur</text:p>
            <text:p/>
            <text:p>Ich weiß, wie die Menschen im Alten Ägypten ihr Alltagsleben organisierten und die Gesellschaftspyramide aufgebaut ist. </text:p>
            <text:p>Ich kann ihre Kultur anhand ausgewählter Beispiele beschreiben und weiß z.B. warum der Nil als Lebensgrundlage so wichtig war.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Evangelische Religion</text:p>
            <text:p>Die Frage nach gelingendem menschlichen Leben</text:p>
            <text:p/>
            <text:p>Ich kann meine Stärken, Schwächen, Vorlieben, etc. wahrnehmen und beschreiben.</text:p>
            <text:p>Ich kann mein aktuelles Leben als Ergebnis meines bisherigen Lebenslaufs wahrnehmen und beschreiben.</text:p>
            <text:p>Ich kann eigenes und fremdes Fühlen und Verhalten reflektieren und beurteilen, sowie mich in die Perspektive anderer Menschen versetzen.</text:p>
            <text:p>Ich kann mich und die Anderen als Teile einer Gemeinschaft wahrnehmen und meine eigene Position darin beurteilen. Regeln und Strategien beschreiben, die helfen, Konflikte zu vermeiden bzw. zu klären.</text:p>
            <text:p>Ich kann verschiedene Aspekte der Gerechtigkeit wahrnehmen sowie benennen und verschiedenen Situationen begründet beurteilen.</text:p>
          </table:table-cell>
          <table:table-cell office:value-type="string" calcext:value-type="string">
            <text:p>Evangelische Religion</text:p>
            <text:p>Die Frage nach Gott</text:p>
            <text:p/>
            <text:p>Ich kann mich in der Bibel orientieren und Bibelstellen selbstständig finden.</text:p>
            <text:p>Ich kann die Entstehung, den Aufbau und die Verbreitung der Bibel erklären.</text:p>
            <text:p>Ich kann meine eigenen Vorstellungen von Gott zum Ausdruck bringen. Gottesbilder des AT und NT in biblischen Texten identifizieren, nennen und symbolisch darstellen.</text:p>
            <text:p>Ich kann mithilfe von Bildworten eigene Erfahrungen mit Anderen in Worte fassen.</text:p>
            <text:p>Ich kann alltägliche Situationen nach Gottes Spuren hin untersuchen.</text:p>
            <text:p>Ich kann ausgehend von den biblischen Schöpfungstexten die Verantwortung des Menschen für die Umwelt und die Natur erläutern.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Kunst (wird ausschließlich im Werkstattsystem unterrichtet)</text:p>
            <text:p>Werkstatt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Musik (wird ausschließlich im Werkstattsystem unterrichtet)</text:p>
            <text:p>Werkstatt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Sport</text:p>
            <text:p>Sportspiel: Ultimate Frisbee</text:p>
            <text:p/>
            <text:p>Ich kann grundlegende Spielfertigkeiten ausführen und grundlegende taktische Situationen lösen.</text:p>
            <text:p>Ich kann die Frisbee annehmen, führen, kontrolliert und abgeben.</text:p>
            <text:p>Ich kann ein Zielwurfspiel unter vereinfachten Bedingungen spielen (4 mit/gegen 4).</text:p>
            <text:p>Ich kann Bewegungsabläufe beschreiben.</text:p>
            <text:p>Ich kann einfache Spielregeln wiedergeben.</text:p>
            <text:p>Ich kann einfache taktische Handlungen beschreiben.</text:p>
          </table:table-cell>
          <table:table-cell office:value-type="string" calcext:value-type="string">
            <text:p>Sport</text:p>
            <text:p>Rope Skipping</text:p>
            <text:p/>
            <text:p>Ich kann eine Kürübung mit mindestens vier Elementen springen.</text:p>
            <text:p>Ich kann zwei Sprünge mit mittleren Schwierigkeitsniveau ausführen.</text:p>
            <text:p>Ich kann erlernte Elemente und gymnastische Verbindungen vervollkommnen und erweitern.</text:p>
            <text:p>Ich kann Übungen allein, paarweise, in der Gruppe selbstständig erarbeiten, gestalten und präsentieren.</text:p>
            <text:p>Ich kann Technikmerkmale weiterer Elemente benennen und Bewegungsabläufe beschreiben.</text:p>
            <text:p>Ich kann grundlegende Gestaltungs- und Präsentationskriterien wiedergeben.</text:p>
          </table:table-cell>
          <table:table-cell office:value-type="string" calcext:value-type="string">
            <text:p>Sport</text:p>
            <text:p>Werkstatt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2020/2021</text:p>
          </table:table-cell>
          <table:table-cell office:value-type="string" calcext:value-type="string">
            <text:p>Endjahr</text:p>
          </table:table-cell>
          <table:table-cell office:value-type="string" calcext:value-type="string">
            <text:p>27.12.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1</text:p>
            <text:p>Line2</text:p>
            <text:p>Line3</text:p>
            <text:p/>
            <text:p>Line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omma</text:p>
          </table:table-cell>
          <table:table-cell office:value-type="string" calcext:value-type="string">
            <text:p>Ottokar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020/2021</text:p>
          </table:table-cell>
          <table:table-cell office:value-type="string" calcext:value-type="string">
            <text:p>Endjahr</text:p>
          </table:table-cell>
          <table:table-cell office:value-type="string" calcext:value-type="string">
            <text:p>28.12.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1</text:p>
            <text:p>Line2</text:p>
            <text:p>Line3</text:p>
            <text:p/>
            <text:p>Line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chein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2021/2022</text:p>
          </table:table-cell>
          <table:table-cell office:value-type="string" calcext:value-type="string">
            <text:p>Endjahr</text:p>
          </table:table-cell>
          <table:table-cell office:value-type="string" calcext:value-type="string">
            <text:p>29.1.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1</text:p>
            <text:p>Line2</text:p>
            <text:p>Line3</text:p>
            <text:p/>
            <text:p>Line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9T06:15:41.457479636</dc:date>
    <meta:editing-duration>PT1M15S</meta:editing-duration>
    <meta:editing-cycles>1</meta:editing-cycles>
    <meta:document-statistic meta:table-count="1" meta:cell-count="213" meta:object-count="0"/>
    <meta:generator>LibreOffice/6.4.7.2$Linux_X86_64 LibreOffice_project/40$Build-2</meta:generator>
  </office:meta>
</office:document-meta>
</file>